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ccff" draw:textarea-horizontal-align="justify" draw:textarea-vertical-align="middle" draw:auto-grow-height="false" fo:min-height="2.501cm" fo:min-width="5.312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66ccff" draw:textarea-horizontal-align="justify" draw:textarea-vertical-align="middle" draw:auto-grow-height="false" fo:min-height="0.766cm" fo:min-width="3.655cm"/>
    </style:style>
    <style:style style:name="gr4" style:family="graphic" style:parent-style-name="standard">
      <style:graphic-properties draw:fill-color="#66ccff" draw:textarea-horizontal-align="justify" draw:textarea-vertical-align="middle" draw:auto-grow-height="false" fo:min-height="1.149cm" fo:min-width="3.782cm"/>
    </style:style>
    <style:style style:name="gr5" style:family="graphic" style:parent-style-name="standard">
      <style:graphic-properties draw:fill-color="#99ffff" draw:textarea-horizontal-align="justify" draw:textarea-vertical-align="middle" draw:auto-grow-height="false" fo:min-height="1.149cm" fo:min-width="3.78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-color="#66ccff" draw:textarea-horizontal-align="justify" draw:textarea-vertical-align="middle" draw:auto-grow-height="false" fo:min-height="0.00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66ccff"/>
      <style:paragraph-properties fo:text-align="center"/>
      <style:text-properties style:font-name="Courier New1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99ffff"/>
      <style:paragraph-properties fo:text-align="center"/>
      <style:text-properties style:font-name="Courier New1" fo:font-size="11pt" style:font-size-asian="11pt" style:font-size-complex="11pt"/>
    </style:style>
    <style:style style:name="P5" style:family="paragraph">
      <loext:graphic-properties draw:fill-color="#66ccff"/>
      <style:paragraph-properties fo:text-align="center"/>
    </style:style>
    <style:style style:name="P6" style:family="paragraph">
      <style:text-properties fo:color="#cc0000"/>
    </style:style>
    <style:style style:name="P7" style:family="paragraph">
      <loext:graphic-properties draw:fill="none" draw:fill-color="#ffffff"/>
      <style:text-properties fo:color="#cc0000" fo:font-style="italic" fo:font-weight="bold" style:font-style-asian="italic" style:font-weight-asian="bold" style:font-style-complex="italic" style:font-weight-complex="bold"/>
    </style:style>
    <style:style style:name="P8" style:family="paragraph">
      <style:text-properties fo:color="#006600"/>
    </style:style>
    <style:style style:name="P9" style:family="paragraph">
      <loext:graphic-properties draw:fill="none" draw:fill-color="#ffffff"/>
      <style:text-properties fo:color="#006600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Courier New1" fo:font-size="11pt" style:font-size-asian="11pt" style:font-size-complex="11pt"/>
    </style:style>
    <style:style style:name="T2" style:family="text">
      <style:text-properties fo:color="#cc0000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812cm" svg:height="2.751cm" svg:x="1.695cm" svg:y="1.664cm">
          <text:p text:style-name="P1"><text:span text:style-name="T1">: Pizza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695cm" svg:y1="2.172cm" svg:x2="7.507cm" svg:y2="2.172cm">
          <text:p/>
        </draw:line>
        <draw:custom-shape draw:style-name="gr3" draw:text-style-name="P2" xml:id="id1" draw:id="id1" draw:layer="layout" svg:width="4.155cm" svg:height="1.016cm" svg:x="10.938cm" svg:y="3.839cm">
          <text:p text:style-name="P1"><text:span text:style-name="T1">: Pizza</text:span></text:p>
          <text:p text:style-name="P1"><text:span text:style-name="T1">topping <text:s text:c="6"/>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938cm" svg:y1="4.286cm" svg:x2="15.093cm" svg:y2="4.286cm">
          <text:p/>
        </draw:line>
        <draw:custom-shape draw:style-name="gr4" draw:text-style-name="P2" xml:id="id3" draw:id="id3" draw:layer="layout" svg:width="4.282cm" svg:height="1.399cm" svg:x="15.487cm" svg:y="1.861cm">
          <text:p text:style-name="P1"><text:span text:style-name="T1">: Topping</text:span></text:p>
          <text:p text:style-name="P1"><text:span text:style-name="T1">calories = 120</text:span></text:p>
          <text:p text:style-name="P1"><text:span text:style-name="T1">inventory = 36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487cm" svg:y1="2.369cm" svg:x2="19.769cm" svg:y2="2.369cm">
          <text:p/>
        </draw:line>
        <draw:custom-shape draw:style-name="gr5" draw:text-style-name="P4" draw:layer="layout" svg:width="4.282cm" svg:height="1.399cm" svg:x="2.738cm" svg:y="2.664cm">
          <text:p text:style-name="P1"><text:span text:style-name="T1">: Topping</text:span></text:p>
          <text:p text:style-name="P1"><text:span text:style-name="T1">calories = 120</text:span></text:p>
          <text:p text:style-name="P1"><text:span text:style-name="T1">inventory = 36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738cm" svg:y1="3.172cm" svg:x2="7.02cm" svg:y2="3.172cm">
          <text:p/>
        </draw:line>
        <draw:connector draw:style-name="gr6" draw:text-style-name="P3" draw:layer="layout" draw:type="curve" svg:x1="15.093cm" svg:y1="4.347cm" svg:x2="15.093cm" svg:y2="4.347cm" draw:start-shape="id1" draw:end-shape="id1" svg:d="M15093 4347z" svg:viewBox="0 0 1 1">
          <text:p/>
        </draw:connector>
        <draw:custom-shape draw:style-name="gr7" draw:text-style-name="P5" xml:id="id2" draw:id="id2" draw:layer="layout" svg:width="0.254cm" svg:height="0.254cm" svg:x="13.182cm" svg:y="4.455cm">
          <text:p/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svg:x1="13.436cm" svg:y1="4.582cm" svg:x2="15.487cm" svg:y2="2.56cm" draw:start-shape="id2" draw:start-glue-point="1" draw:end-shape="id3" draw:end-glue-point="3" svg:d="M13436 4582c1537 0 512-2022 2051-2022" svg:viewBox="0 0 2052 2023">
          <text:p/>
        </draw:connector>
        <draw:frame draw:style-name="gr8" draw:text-style-name="P7" draw:layer="layout" svg:width="2.623cm" svg:height="0.962cm" svg:x="3.505cm" svg:y="5.119cm">
          <draw:text-box>
            <text:p text:style-name="P6"><text:span text:style-name="T2">wrong!</text:span></text:p>
          </draw:text-box>
        </draw:frame>
        <draw:frame draw:style-name="gr8" draw:text-style-name="P9" draw:layer="layout" svg:width="2.128cm" svg:height="0.962cm" svg:x="13.905cm" svg:y="5.119cm">
          <draw:text-box>
            <text:p text:style-name="P8"><text:span text:style-name="T3">right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5.1.6.2$Linux_X86_64 LibreOffice_project/10m0$Build-2</meta:generator>
    <dc:date>2018-09-14T22:18:26.165256652</dc:date>
    <meta:editing-duration>PT14M22S</meta:editing-duration>
    <meta:editing-cycles>5</meta:editing-cycles>
    <meta:document-statistic meta:object-count="13"/>
  </office:meta>
</office:document-meta>
</file>